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ff99ff"/>
    </style:style>
  </office:automatic-styles>
  <office:body>
    <office:spreadsheet>
      <table:table table:name="Item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hrottle / Main</text:p>
          </table:table-cell>
          <table:table-cell office:value-type="string">
            <text:p>Item</text:p>
          </table:table-cell>
          <table:table-cell office:value-type="string">
            <text:p>Pocet</text:p>
          </table:table-cell>
          <table:table-cell office:value-type="string">
            <text:p>Cena za kus</text:p>
          </table:table-cell>
          <table:table-cell office:value-type="string">
            <text:p>Cena celkem</text:p>
          </table:table-cell>
          <table:table-cell office:value-type="string">
            <text:p>URL</text:p>
          </table:table-cell>
          <table:table-cell office:value-type="string">
            <text:p>Na co?</text:p>
          </table:table-cell>
        </table:table-row>
        <table:table-row table:style-name="ro1">
          <table:table-cell/>
          <table:table-cell table:style-name="ce1"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C2] * [.D2]" office:value-type="float" office:value="190">
            <text:p>190</text:p>
          </table:table-cell>
          <table:table-cell office:value-type="string">
            <text:p>https://www.tme.eu/cz/details/rsa0n111900q/posuvne-potenciometry/alps/</text:p>
          </table:table-cell>
          <table:table-cell office:value-type="string">
            <text:p>flaps, wingsweep</text:p>
          </table:table-cell>
        </table:table-row>
        <table:table-row table:style-name="ro1">
          <table:table-cell/>
          <table:table-cell office:value-type="string">
            <text:p>Dioda zelen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Gun</text:p>
          </table:table-cell>
          <table:table-cell table:style-name="ce1" office:value-type="string">
            <text:p>7 se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ProtacivejEncod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V / TGT</text:p>
          </table:table-cell>
          <table:table-cell table:style-name="ce1" office:value-type="string">
            <text:p>Analog jo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eyboard switc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P</text:p>
          </table:table-cell>
          <table:table-cell office:value-type="string">
            <text:p>Tlacitko s podsvitem Green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Re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Whi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RIM</text:p>
          </table:table-cell>
          <table:table-cell office:value-type="string">
            <text:p>Keyboard switch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L</text:p>
          </table:table-cell>
          <table:table-cell table:style-name="ce2" office:value-type="string">
            <text:p>ProtacivejEncoder/Kruhovej PO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G</text:p>
          </table:table-cell>
          <table:table-cell office:value-type="string">
            <text:p>LED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WR</text:p>
          </table:table-cell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ACAN</text:p>
          </table:table-cell>
          <table:table-cell table:style-name="ce2" office:value-type="string">
            <text:p>ProtacivejEncoder/Kruhovej PO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5 mistnej tocivej EN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/GRE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LIGHTS</text:p>
          </table:table-cell>
          <table:table-cell office:value-type="string">
            <text:p>Tlacitko s podsvitem Whit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tacivejEncoder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oucetPrvku" table:style-name="ta1" table:print="false">
        <table:table-column table:style-name="co6" table:default-cell-style-name="Default"/>
        <table:table-column table:style-name="co3" table:number-columns-repeated="7" table:default-cell-style-name="Default"/>
        <table:table-row table:style-name="ro2">
          <table:table-cell/>
          <table:table-cell office:value-type="string">
            <text:p>Kusy</text:p>
          </table:table-cell>
          <table:table-cell office:value-type="string">
            <text:p>Cena za ks</text:p>
          </table:table-cell>
          <table:table-cell office:value-type="string">
            <text:p>Cena Celkem</text:p>
          </table:table-cell>
          <table:table-cell table:number-columns-repeated="4"/>
        </table:table-row>
        <table:table-row table:style-name="ro2">
          <table:table-cell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B2]*[.C2]" office:value-type="float" office:value="190">
            <text:p>190</text:p>
          </table:table-cell>
          <table:table-cell table:number-columns-repeated="2"/>
          <table:table-cell office:value-type="string">
            <text:p>https://www.tme.eu/cz/details/rsa0n111900q/posuvne-potenciometry/alps/</text:p>
          </table:table-cell>
          <table:table-cell/>
        </table:table-row>
        <table:table-row table:style-name="ro2">
          <table:table-cell office:value-type="string">
            <text:p>Krytka na tahlo na tah potak</text:p>
          </table:table-cell>
          <table:table-cell office:value-type="float" office:value="2">
            <text:p>2</text:p>
          </table:table-cell>
          <table:table-cell/>
          <table:table-cell table:formula="of:=[.B3]*[.C3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7 seg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B4]*[.C4]" office:value-type="float" office:value="130">
            <text:p>130</text:p>
          </table:table-cell>
          <table:table-cell table:number-columns-repeated="2"/>
          <table:table-cell office:value-type="string">
            <text:p>LCD4 - https://cz.mouser.com/ProductDetail/Broadcom-Avago/HDSP-B01E/?qs=pQfy5%252BKCabLsSRQBrAMTVA%3D%3D</text:p>
          </table:table-cell>
          <table:table-cell/>
        </table:table-row>
        <table:table-row table:style-name="ro2">
          <table:table-cell office:value-type="string">
            <text:p>Protacivej Enkoder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B5]*[.C5]" office:value-type="float" office:value="350">
            <text:p>350</text:p>
          </table:table-cell>
          <table:table-cell table:number-columns-repeated="2"/>
          <table:table-cell office:value-type="string">
            <text:p>https://www.laskarduino.cz/rotacni-encoder-15mm-s-tlacitkem/</text:p>
          </table:table-cell>
          <table:table-cell/>
        </table:table-row>
        <table:table-row table:style-name="ro2">
          <table:table-cell office:value-type="string">
            <text:p>Analog Joy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B6]*[.C6]" office:value-type="float" office:value="60">
            <text:p>60</text:p>
          </table:table-cell>
          <table:table-cell table:number-columns-repeated="2"/>
          <table:table-cell office:value-type="string">
            <text:p>Modul s joystickem - https://www.gme.cz/modul-s-jednim-analogovym-joystickem</text:p>
          </table:table-cell>
          <table:table-cell/>
        </table:table-row>
        <table:table-row table:style-name="ro2">
          <table:table-cell office:value-type="string">
            <text:p>Keyboard switch – Cherry</text:p>
          </table:table-cell>
          <table:table-cell table:number-columns-repeated="2" office:value-type="float" office:value="20">
            <text:p>20</text:p>
          </table:table-cell>
          <table:table-cell table:formula="of:=[.B7]*[.C7]" office:value-type="float" office:value="400">
            <text:p>400</text:p>
          </table:table-cell>
          <table:table-cell table:number-columns-repeated="4"/>
        </table:table-row>
        <table:table-row table:style-name="ro2">
          <table:table-cell office:value-type="string">
            <text:p>Keyboard switch – levne</text:p>
          </table:table-cell>
          <table:table-cell table:number-columns-repeated="2"/>
          <table:table-cell table:formula="of:=[.B8]*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anel hlavni</text:p>
          </table:table-cell>
          <table:table-cell office:value-type="string">
            <text:p>kusy</text:p>
          </table:table-cell>
          <table:table-cell office:value-type="float" office:value="270">
            <text:p>270</text:p>
          </table:table-cell>
          <table:table-cell table:formula="of:=[.B9]*[.C9]" office:value-type="float" office:value="0">
            <text:p>#VALUE!</text:p>
          </table:table-cell>
          <table:table-cell table:number-columns-repeated="2"/>
          <table:table-cell office:value-type="string">
            <text:p>https://cz.farnell.com/pulse/rpvm6/19-rack-panel-mesh-vented-6u/dp/3371448</text:p>
          </table:table-cell>
          <table:table-cell/>
        </table:table-row>
        <table:table-row table:style-name="ro2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1]*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2]*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4]*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5]*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7]*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2"/>
          <table:table-cell table:style-name="ce3" office:value-type="string">
            <text:p>Celkem</text:p>
          </table:table-cell>
          <table:table-cell table:style-name="ce3" table:formula="of:=SUM([.D2:.D38])" office:value-type="float" office:value="0">
            <text:p>#VALUE!</text:p>
          </table:table-cell>
        </table:table-row>
      </table:table>
      <table:table table:name="Ovladaci prvky" table:style-name="ta1" table:print="false">
        <table:table-column table:style-name="co5" table:default-cell-style-name="Default"/>
        <table:table-row table:style-name="ro1">
          <table:table-cell office:value-type="string">
            <text:p>Flaps – tah</text:p>
          </table:table-cell>
        </table:table-row>
        <table:table-row table:style-name="ro1">
          <table:table-cell office:value-type="string">
            <text:p>Wingsweep – ta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5/22/2021</text:date>, <text:time>22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atějka</meta:initial-creator>
    <meta:creation-date>2021-03-01T15:39:48.28</meta:creation-date>
    <dc:date>2021-05-22T22:46:13.30</dc:date>
    <dc:creator>Tomáš Matějka</dc:creator>
    <meta:editing-duration>P1DT5H5M28S</meta:editing-duration>
    <meta:editing-cycles>21</meta:editing-cycles>
    <meta:generator>OpenOffice/4.1.7$Win32 OpenOffice.org_project/417m1$Build-9800</meta:generator>
    <meta:document-statistic meta:table-count="3" meta:cell-count="141" meta:object-count="0"/>
  </office:meta>
</office:document-meta>
</file>